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officeooo:rsid="0009d626" officeooo:paragraph-rsid="0009d626"/>
    </style:style>
    <style:style style:name="P5" style:family="paragraph" style:parent-style-name="Text_20_body">
      <style:text-properties fo:language="en" fo:country="US" officeooo:paragraph-rsid="0009d626"/>
    </style:style>
    <style:style style:name="P6" style:family="paragraph" style:parent-style-name="Text_20_body">
      <style:text-properties fo:language="en" fo:country="US" officeooo:rsid="000816f0" officeooo:paragraph-rsid="0009d626"/>
    </style:style>
    <style:style style:name="P7" style:family="paragraph" style:parent-style-name="Standard">
      <style:text-properties fo:language="en" fo:country="US" officeooo:rsid="000816f0" officeooo:paragraph-rsid="000816f0"/>
    </style:style>
    <style:style style:name="P8" style:family="paragraph" style:parent-style-name="Heading_20_2">
      <style:text-properties fo:language="en" fo:country="US" officeooo:paragraph-rsid="000816f0"/>
    </style:style>
    <style:style style:name="P9" style:family="paragraph" style:parent-style-name="Text_20_body">
      <style:text-properties fo:language="en" fo:country="US" officeooo:rsid="000816f0" officeooo:paragraph-rsid="000816f0"/>
    </style:style>
    <style:style style:name="T1" style:family="text">
      <style:text-properties officeooo:rsid="0009d626"/>
    </style:style>
    <style:style style:name="T2" style:family="text">
      <style:text-properties officeooo:rsid="000816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in project instructions — GlossyHelper</text:h>
      <text:h text:style-name="P2" text:outline-level="2">Project purpose</text:h>
      <text:p text:style-name="P3">I want a small program that helps me study English words. I type a Swedish word and its English meaning. I can quiz myself in both directions. It should run in the browser with prompts and alerts and it should be simple to understand.</text:p>
      <text:h text:style-name="P2" text:outline-level="2">My idea set</text:h>
      <text:p text:style-name="P3">Glossary helper is the main project.<text:line-break/>I also thought about a gym and exercise app.<text:line-break/>I also thought about a color mixing game for my kids.<text:line-break/>I also thought about a monk style rewriter that turns text into a calmer perspective.<text:line-break/>These were interesting but too big right now. The glossary is realistic and useful for my English course.</text:p>
      <text:h text:style-name="P2" text:outline-level="2">What exists today</text:h>
      <text:p text:style-name="P3"/>
      <text:p text:style-name="P3">Single HTML file with JavaScript.<text:line-break/>Main loop while playing.<text:line-break/>Menu with four choices.<text:line-break/>Add word using prompt.<text:line-break/>List words writes to the page. – <text:span text:style-name="T1">not working.</text:span><text:line-break/>Start quiz with a random word using Math.random and Math.floor.<text:line-break/>Check answer with toLowerCase and a loop <text:span text:style-name="T1">it back.</text:span><text:line-break/>Empty answer is <text:span text:style-name="T1">fixed </text:span><text:line-break/>Program quits when I choose Quit. <text:span text:style-name="T2">Boolean, I still have a hard time to comprehend. </text:span></text:p>
      <text:p text:style-name="P4">Working private github page.</text:p>
      <text:h text:style-name="P2" text:outline-level="2">Problems already solved</text:h>
      <text:p text:style-name="P4">Had problem with empty answer before adding a return and alert with no answer in same function as answer.toLowerCase</text:p>
      <text:p text:style-name="P4">The code upp to this moment I feel like I can understand and use, it is based on the course material so it have been is quit easy to compare when adding new code.</text:p>
      <text:p text:style-name="P4">Mainly missing brackets and spelling when added new code. </text:p>
      <text:p text:style-name="P4"><text:line-break/> <text:line-break/></text:p>
      <text:h text:style-name="P2" text:outline-level="2"><text:soft-page-break/></text:h>
      <text:h text:style-name="P2" text:outline-level="2"/>
      <text:h text:style-name="P2" text:outline-level="2">Problems still open</text:h>
      <text:p text:style-name="P5">List output. document.write works <text:span text:style-name="T2">don’t work at all prints sometimes</text:span> [object Object]. <text:span text:style-name="T2">In a earlier iteration it printed the answer after a while. </text:span><text:line-break/>Cancel in addWord. I should not push an incomplete entry.<text:line-break/>Course rule warning. The brief says to avoid objects. My current data items use an object with swedish and english. I can switch to arrays or parallel array<text:span text:style-name="T2">s, put when I tried I failed and went back. </text:span></text:p>
      <text:p text:style-name="P6"><text:span text:style-name="T1">Approval from Collin. <text:s text:c="2"/></text:span><text:line-break/></text:p>
      <text:p text:style-name="P7"/>
      <text:h text:style-name="P8" text:outline-level="2"><text:span text:style-name="T2">Things to add. </text:span></text:h>
      <text:p text:style-name="P9">Synonyms.<text:line-break/>Better user experience.</text:p>
      <text:p text:style-name="P6">Be able to add a list with word like a .json<text:line-break/>Remove bugs. <text:line-break/><text:span text:style-name="T1">Add in to school github if project gets accepted. </text:span><text:line-break/><text:line-break/></text:p>
      <text:h text:style-name="P8" text:outline-level="2">Things that not will be added</text:h>
      <text:p text:style-name="P9">A dictionary to look up words.</text:p>
      <text:p text:style-name="P9">Translate words for the user. 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4:20:50.001856307</meta:creation-date>
    <dc:date>2025-10-16T14:42:54.965259178</dc:date>
    <meta:editing-duration>PT7M43S</meta:editing-duration>
    <meta:editing-cycles>1</meta:editing-cycles>
    <meta:generator>LibreOffice/25.2.6.2$Linux_X86_64 LibreOffice_project/520$Build-2</meta:generator>
    <meta:document-statistic meta:table-count="0" meta:image-count="0" meta:object-count="0" meta:page-count="2" meta:paragraph-count="22" meta:word-count="369" meta:character-count="2104" meta:non-whitespace-character-count="1735"/>
  </office:meta>
</office:document-meta>
</file>